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42c1a" officeooo:paragraph-rsid="00042c1a" fo:background-color="transparent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42c1a" officeooo:paragraph-rsid="0006c007" fo:background-color="transparent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0da36" officeooo:paragraph-rsid="0010da36" fo:background-color="transparent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f994b" officeooo:paragraph-rsid="000f994b" fo:background-color="transparent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5fb4" officeooo:paragraph-rsid="00085fb4" fo:background-color="transparent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c470b" officeooo:paragraph-rsid="000c470b" fo:background-color="transparent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9569a" officeooo:paragraph-rsid="0009569a" fo:background-color="transparent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9569a" officeooo:paragraph-rsid="001649ef" fo:background-color="transparent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1a4b" officeooo:paragraph-rsid="00131a4b" fo:background-color="transparent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6f52" officeooo:paragraph-rsid="00136f52" fo:background-color="transparent" style:font-size-asian="12pt" style:font-size-complex="12pt"/>
    </style:style>
    <style:style style:name="P11" style:family="paragraph" style:parent-style-name="Standard">
      <style:text-properties officeooo:paragraph-rsid="0016292b"/>
    </style:style>
    <style:style style:name="P12" style:family="paragraph" style:parent-style-name="Standard">
      <style:text-properties officeooo:paragraph-rsid="00164532"/>
    </style:style>
    <style:style style:name="P13" style:family="paragraph" style:parent-style-name="Standard">
      <style:text-properties officeooo:paragraph-rsid="00166e59"/>
    </style:style>
    <style:style style:name="P14" style:family="paragraph" style:parent-style-name="Standard">
      <style:text-properties officeooo:paragraph-rsid="001689a2"/>
    </style:style>
    <style:style style:name="P15" style:family="paragraph" style:parent-style-name="Standard">
      <style:text-properties fo:color="#000000" style:font-name="Liberation Serif" fo:font-size="12pt" officeooo:rsid="00042c1a" officeooo:paragraph-rsid="00042c1a" fo:background-color="transparent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fo:font-weight="bold" officeooo:rsid="00042c1a" officeooo:paragraph-rsid="00042c1a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Liberation Serif" fo:font-size="20pt" fo:font-weight="bold" officeooo:rsid="001df215" officeooo:paragraph-rsid="001df215" fo:background-color="transparent" style:font-size-asian="20pt" style:font-weight-asian="bold" style:font-size-complex="20pt" style:font-weight-complex="bold"/>
    </style:style>
    <style:style style:name="P18" style:family="paragraph" style:parent-style-name="Text_20_body">
      <style:text-properties fo:color="#000000" style:font-name="Liberation Serif" fo:font-size="12pt" officeooo:paragraph-rsid="001824a6" fo:background-color="transparent" style:font-size-asian="12pt" style:font-size-complex="12pt"/>
    </style:style>
    <style:style style:name="P19" style:family="paragraph" style:parent-style-name="Text_20_body">
      <style:text-properties fo:color="#000000" style:font-name="Liberation Serif" fo:font-size="12pt" officeooo:rsid="001f345b" officeooo:paragraph-rsid="001f345b" fo:background-color="transparent" style:font-size-asian="12pt" style:font-size-complex="12pt"/>
    </style:style>
    <style:style style:name="P20" style:family="paragraph" style:parent-style-name="Text_20_body">
      <style:text-properties fo:color="#000000" style:font-name="Liberation Serif" fo:font-size="12pt" officeooo:rsid="0021f163" officeooo:paragraph-rsid="0021f163" fo:background-color="transparent" style:font-size-asian="12pt" style:font-size-complex="12pt"/>
    </style:style>
    <style:style style:name="P21" style:family="paragraph" style:parent-style-name="Text_20_body">
      <style:text-properties fo:color="#000000" style:font-name="Liberation Serif" fo:font-size="12pt" officeooo:rsid="0021f163" officeooo:paragraph-rsid="002300fe" fo:background-color="transparent" style:font-size-asian="12pt" style:font-size-complex="12pt"/>
    </style:style>
    <style:style style:name="P22" style:family="paragraph" style:parent-style-name="Text_20_body">
      <style:text-properties fo:color="#000000" style:font-name="Liberation Serif" fo:font-size="15pt" style:text-underline-style="solid" style:text-underline-width="auto" style:text-underline-color="font-color" officeooo:rsid="001f345b" officeooo:paragraph-rsid="001f345b" fo:background-color="transparent" style:font-size-asian="15pt" style:font-size-complex="15pt"/>
    </style:style>
    <style:style style:name="T1" style:family="text">
      <style:text-properties officeooo:rsid="0006c007"/>
    </style:style>
    <style:style style:name="T2" style:family="text">
      <style:text-properties officeooo:rsid="0007f8a3"/>
    </style:style>
    <style:style style:name="T3" style:family="text">
      <style:text-properties officeooo:rsid="000ac355"/>
    </style:style>
    <style:style style:name="T4" style:family="text">
      <style:text-properties officeooo:rsid="001242bb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6292b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6292b" fo:background-color="transparent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64532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66e59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689a2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a51f9" fo:background-color="transparent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c1499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bold" officeooo:rsid="0016292b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bold" officeooo:rsid="00164532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bold" officeooo:rsid="00166e59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bold" officeooo:rsid="001689a2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9" style:family="text">
      <style:text-properties officeooo:rsid="00164532"/>
    </style:style>
    <style:style style:name="T20" style:family="text">
      <style:text-properties officeooo:rsid="001649ef"/>
    </style:style>
    <style:style style:name="T21" style:family="text">
      <style:text-properties officeooo:rsid="001689a2"/>
    </style:style>
    <style:style style:name="T22" style:family="text">
      <style:text-properties officeooo:rsid="001824a6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7f8a3" style:font-weight-asian="bold" style:font-weight-complex="bold"/>
    </style:style>
    <style:style style:name="T25" style:family="text">
      <style:text-properties fo:font-weight="bold" officeooo:rsid="001a17e1" style:font-weight-asian="bold" style:font-weight-complex="bold"/>
    </style:style>
    <style:style style:name="T26" style:family="text">
      <style:text-properties fo:font-weight="bold" officeooo:rsid="00164532" style:font-weight-asian="bold" style:font-weight-complex="bold"/>
    </style:style>
    <style:style style:name="T27" style:family="text">
      <style:text-properties fo:font-weight="bold" officeooo:rsid="001649ef" style:font-weight-asian="bold" style:font-weight-complex="bold"/>
    </style:style>
    <style:style style:name="T28" style:family="text">
      <style:text-properties fo:font-weight="bold" officeooo:rsid="001242bb" style:font-weight-asian="bold" style:font-weight-complex="bold"/>
    </style:style>
    <style:style style:name="T29" style:family="text">
      <style:text-properties fo:font-weight="bold" officeooo:rsid="001689a2" style:font-weight-asian="bold" style:font-weight-complex="bold"/>
    </style:style>
    <style:style style:name="T30" style:family="text">
      <style:text-properties fo:font-weight="bold" officeooo:rsid="001824a6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officeooo:rsid="00209c14"/>
    </style:style>
    <style:style style:name="T34" style:family="text">
      <style:text-properties officeooo:rsid="002300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e Shell Bash</text:p>
      <text:p text:style-name="P16"/>
      <text:p text:style-name="P16"><text:span text:style-name="T2">&gt;&gt;&gt; </text:span>#commentaire</text:p>
      <text:p text:style-name="P15"><text:span text:style-name="T24">&gt;&gt;&gt; </text:span><text:span text:style-name="T23">pwd :</text:span> renvoie le <text:span text:style-name="T1">chemin du</text:span> répertoire courant</text:p>
      <text:p text:style-name="P15"/>
      <text:p text:style-name="P1">Les commandes indiquent à Bash ce qu’on souhaite faire, étape par étape, commande par commande. Bash prend généralement une commande à la fois, exécute la commande et, une fois terminé, nous renvoie à la commande suivante. Nous appelons cette exécution de commande synchrone.</text:p>
      <text:p text:style-name="P1"/>
      <text:p text:style-name="P2"><text:span text:style-name="T24">&gt;&gt;&gt; ls</text:span><text:span text:style-name="T23">:</text:span> renvoie le<text:span text:style-name="T1">s fichiers et dossier du répertoire actuel. À la suite de ls, il est possible de rajouter un dossier de destination à explorer :</text:span></text:p>
      <text:p text:style-name="P3"><text:tab/><text:span text:style-name="T23">&gt;&gt;&gt; ls dossiers_voir/</text:span></text:p>
      <text:p text:style-name="P2"/>
      <text:p text:style-name="P4"><text:span text:style-name="T23">&gt;&gt;&gt; ls-l :</text:span> afin de renvoyer plus de détails sur les éléments du dossier</text:p>
      <text:p text:style-name="P5"><text:span text:style-name="T23">&gt;&gt;&gt; cd :</text:span> changer de répertoire</text:p>
      <text:p text:style-name="P6"><text:span text:style-name="T25">&gt;&gt;&gt; </text:span><text:span text:style-name="T23">cd ../ </text:span>pour revenir dans le répertoire précédent.</text:p>
      <text:p text:style-name="P7"><text:span text:style-name="T23">&gt;&gt;&gt; cp :</text:span> copier un fichier <text:span text:style-name="T3">avec pour argument à la suite le dossier de destination.</text:span></text:p>
      <text:p text:style-name="P7"><text:tab/><text:span text:style-name="T26">&gt;&gt;&gt; cp test.txt test2.txt : </text:span><text:span text:style-name="T19">pour copier au sein d’un même répertoire.</text:span></text:p>
      <text:p text:style-name="P8"><text:tab/><text:span text:style-name="T27">&gt;&gt;&gt; cp test.txt dossier_copie </text:span><text:span text:style-name="T20">: pour copier vers un autre dossier</text:span></text:p>
      <text:p text:style-name="P6"><text:span text:style-name="T23">&gt;&gt;&gt; </text:span><text:span text:style-name="T28">less :</text:span><text:span text:style-name="T4"> permet de lire le contenu d’un fichier texte.</text:span></text:p>
      <text:p text:style-name="P9"><text:span text:style-name="T23">&gt;&gt;&gt; q :</text:span> touche pour quitter</text:p>
      <text:p text:style-name="P9">&gt;&gt;&gt; <text:span text:style-name="T23">ctrl+l</text:span> pour nettoyer le shell.</text:p>
      <text:p text:style-name="P10"><text:span text:style-name="T23">&gt;&gt;&gt; file :</text:span> permet d’obtenir des informations sur le fichier (format, formatage)</text:p>
      <text:p text:style-name="P10"/>
      <text:p text:style-name="P10">On échappe les espaces avec un antislash<text:span text:style-name="T23"> (/)</text:span></text:p>
      <text:p text:style-name="P10"/>
      <text:p text:style-name="P11"><text:span text:style-name="T6">&gt;&gt;&gt; </text:span><text:span text:style-name="Source_20_Text"><text:span text:style-name="T14">compgen -c</text:span></text:span><text:span text:style-name="Source_20_Text"><text:span text:style-name="T8"> </text:span></text:span><text:span text:style-name="Source_20_Text"><text:span text:style-name="T7">pour obtenir une liste des commandes disponible à l’utilisateur.</text:span></text:span></text:p>
      <text:p text:style-name="P11"><text:span text:style-name="Source_20_Text"><text:span text:style-name="T15">&gt;&gt;&gt; man + nom_commande :</text:span></text:span><text:span text:style-name="Source_20_Text"><text:span text:style-name="T7"> pour obtenir des informations sur la commande.</text:span></text:span></text:p>
      <text:p text:style-name="P12"><text:span text:style-name="Source_20_Text"><text:span text:style-name="T16">&gt;&gt;&gt; mkdir</text:span></text:span><text:span text:style-name="Source_20_Text"><text:span text:style-name="T9"> pour créer un dossier.</text:span></text:span></text:p>
      <text:p text:style-name="P13"><text:span text:style-name="Source_20_Text"><text:span text:style-name="T17">&gt;&gt;&gt; mv </text:span></text:span><text:span text:style-name="Source_20_Text"><text:span text:style-name="T10">pour </text:span></text:span><text:span text:style-name="Source_20_Text"><text:span text:style-name="T13">renommer</text:span></text:span><text:span text:style-name="Source_20_Text"><text:span text:style-name="T10"> un fichier/dossier avec :</text:span></text:span></text:p>
      <text:p text:style-name="P13"><text:span text:style-name="Source_20_Text"><text:span text:style-name="T10"><text:tab/></text:span></text:span><text:span text:style-name="Source_20_Text"><text:span text:style-name="T17">&gt;&gt;&gt; mv + nom + nom2</text:span></text:span></text:p>
      <text:p text:style-name="P14"><text:span text:style-name="Source_20_Text"><text:span text:style-name="T17">&gt;&gt;&gt; mv</text:span></text:span><text:span text:style-name="Source_20_Text"><text:span text:style-name="T10"> pour </text:span></text:span><text:span text:style-name="Source_20_Text"><text:span text:style-name="T11">déplacer</text:span></text:span><text:span text:style-name="Source_20_Text"><text:span text:style-name="T10"> un fichier/dossier </text:span></text:span><text:span text:style-name="Source_20_Text"><text:span text:style-name="T12">vers un autre dossier</text:span></text:span><text:span text:style-name="Source_20_Text"><text:span text:style-name="T10"> avec :</text:span></text:span></text:p>
      <text:p text:style-name="P14"><text:span text:style-name="Source_20_Text"><text:span text:style-name="T10"><text:tab/></text:span></text:span><text:span text:style-name="Source_20_Text"><text:span text:style-name="T17">&gt;&gt;&gt; mv + </text:span></text:span><text:span text:style-name="Source_20_Text"><text:span text:style-name="T18">file</text:span></text:span><text:span text:style-name="Source_20_Text"><text:span text:style-name="T17"> + </text:span></text:span><text:span text:style-name="Source_20_Text"><text:span text:style-name="T18">repertoire</text:span></text:span></text:p>
      <text:p text:style-name="P13"><text:span text:style-name="Source_20_Text"><text:span text:style-name="T10"/></text:span></text:p>
      <text:p text:style-name="P18"><text:span text:style-name="T29">&gt;&gt;&gt; rm</text:span><text:span text:style-name="T21"> pour supprimer un élément définitivement.</text:span></text:p>
      <text:p text:style-name="P18"><text:span text:style-name="T30">&gt;&gt;&gt; rm -r </text:span><text:span text:style-name="T22">pour vider et supprimer un dossier</text:span></text:p>
      <text:p text:style-name="P22">Avancée :</text:p>
      <text:p text:style-name="P19">* permet de rechercher un caractère ou en ensemble</text:p>
      <text:p text:style-name="P19">on déplace tous les fichiers python avec <text:span text:style-name="T31">: </text:span><text:span text:style-name="T32">mv *.py + dossier de destination</text:span></text:p>
      <text:p text:style-name="P19"><text:span text:style-name="T5">On pourrais aussi copier tous les fichiers dont le nom commence par a avec</text:span><text:span text:style-name="T32"> <text:s/>a*</text:span></text:p>
      <text:p text:style-name="P19">? <text:span text:style-name="T33">représente un caractère quelconque.</text:span></text:p>
      <text:p text:style-name="P20">mkdir bash-{fold1,fold2} pour créer 2 dossier commençant par bash et suivie du nom compris dans les accolades. </text:p>
      <text:p text:style-name="P20">mkdir $(seq 4 6)</text:p>
      <text:p text:style-name="P20"><text:s/>pwd &gt; result.txt pour enregistrer le chemin pwd dans un fichier result.txt</text:p>
      <text:p text:style-name="P21">pwd &gt; result.txt pour <text:span text:style-name="T34">ajouter</text:span> le chemin pwd dans un fichier result.txt <text:span text:style-name="T34">sans écra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69cm" fo:margin-bottom="1.98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7:49:57.266952599</meta:creation-date>
    <meta:generator>LibreOffice/5.1.6.2$Linux_X86_64 LibreOffice_project/10m0$Build-2</meta:generator>
    <dc:date>2019-09-18T16:25:25.520429578</dc:date>
    <meta:editing-duration>PT52M16S</meta:editing-duration>
    <meta:editing-cycles>32</meta:editing-cycles>
    <meta:document-statistic meta:table-count="0" meta:image-count="0" meta:object-count="0" meta:page-count="1" meta:paragraph-count="35" meta:word-count="368" meta:character-count="2104" meta:non-whitespace-character-count="1763"/>
  </office:meta>
</office:document-meta>
</file>